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color="#0000ff"/>
    </style:style>
    <style:style style:name="P5" style:family="paragraph" style:parent-style-name="Standard">
      <style:text-properties fo:color="#0000ff" fo:font-style="normal" style:font-style-asian="normal" style:font-style-complex="normal"/>
    </style:style>
    <style:style style:name="P6" style:family="paragraph" style:parent-style-name="Standard">
      <style:text-properties fo:color="#0000ff"/>
    </style:style>
    <style:style style:name="P7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fo:color="#0000ff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style:use-window-font-color="true" fo:font-size="10pt" fo:font-style="normal" style:font-size-asian="10pt" style:font-style-asian="normal" style:font-size-complex="10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Image Matching</text:p>
      <text:p text:style-name="Horizontal_20_Line"/>
      <text:p text:style-name="Standard">Includes:</text:p>
      <text:p text:style-name="P2">stdio.h</text:p>
      <text:p text:style-name="P2">math.h</text:p>
      <text:p text:style-name="P2">"Matrix.h" </text:p>
      <text:p text:style-name="P2">"NormalizedCrossCorrelation.h" </text:p>
      <text:p text:style-name="P2">"LeastSquaresMatching.h" </text:p>
      <text:p text:style-name="P2">"RadiometricTransformation.h" </text:p>
      <text:p text:style-name="P2">"MatchingPoints.h"</text:p>
      <text:p text:style-name="Horizontal_20_Line"/>
      <text:p text:style-name="P3">Methods:</text:p>
      <text:p text:style-name="P2">enum matmet { NCC, LSM }; </text:p>
      <text:p text:style-name="P2">enum eadmod { Equalization, HistMatching }; </text:p>
      <text:p text:style-name="P2">ImageMatching(); </text:p>
      <text:p text:style-name="P2">LeastSquaresMatching* getLSM() { return &amp;lsm; }; </text:p>
      <text:p text:style-name="P2">NormalizedCrossCorrelation* getNCC() { return &amp;ncc; }; </text:p>
      <text:p text:style-name="P2">void setPerformRadiometric(bool _pr) { perform_readiometric = _pr; }; </text:p>
      <text:p text:style-name="P2">void setMatchingMethod(int _mode) { matching_method = _mode % 2; }; </text:p>
      <text:p text:style-name="P2">void setRadiometricMode(int _mode) { radiometric_mode = _mode % 2; }; </text:p>
      <text:p text:style-name="P2">void setImageDepth(int _depth) { image_depth = _depth; }; </text:p>
      <text:p text:style-name="P2">void performImageMatching(Matrix *, Matrix *, MatchingPointsList *, MatchingPointsList *); </text:p>
      <text:p text:style-name="P2">void setMatchingLimits(int, int, int, int); </text:p>
      <text:p text:style-name="P2">void setImagesIds(int _lid, int _rid) { left_image_id = _lid; right_image_id = _rid; }; </text:p>
      <text:p text:style-name="P2">void setStep(int, int); </text:p>
      <text:p text:style-name="P2">void setCorrelationThreshold(double _th) { corr_th = _th; }; </text:p>
      <text:p text:style-name="P2">double getCoverage() { return 100.0*coverage; }; </text:p>
      <text:p text:style-name="P2">void setMinStd(double);</text:p>
      <text:p text:style-name="Horizontal_20_Line"/>
      <text:p text:style-name="P3">Methods description:</text:p>
      <text:p text:style-name="P3"/>
      <text:p text:style-name="P3">Genaral notes:</text:p>
      <text:p text:style-name="P5">Matrices are images ranging from 0.0 to 1.0.</text:p>
      <text:p text:style-name="P3"/>
      <text:p text:style-name="P3">getLSM / get NCC</text:p>
      <text:p text:style-name="P5">Pointer to the LSM (Least Squares Matching) and NCC (Normalized Cross Correlation) objects.</text:p>
      <text:p text:style-name="P3"/>
      <text:p text:style-name="P3">setPerformRadiometric</text:p>
      <text:p text:style-name="P5">Set/unset readiometric correction before matching. See radiometric mode.</text:p>
      <text:p text:style-name="Standard"/>
      <text:p text:style-name="Standard">setRadiometricMode</text:p>
      <text:p text:style-name="P4">0- Equalization</text:p>
      <text:p text:style-name="P4">1- Histogram matching (default)</text:p>
      <text:p text:style-name="Standard"/>
      <text:p text:style-name="Standard">setMatchingMethod</text:p>
      <text:p text:style-name="P4">0- NCC</text:p>
      <text:p text:style-name="P4">1- LSM (default)</text:p>
      <text:p text:style-name="Standard"/>
      <text:p text:style-name="Standard">setImageDepth</text:p>
      <text:p text:style-name="P4">Depth of the image. Default is 256.</text:p>
      <text:p text:style-name="Standard"><text:soft-page-break/>performImageMatching(M1, M2, seeds, matching_list)</text:p>
      <text:p text:style-name="P4">Perform matching using M1 as reference and M2 as search image.</text:p>
      <text:p text:style-name="P4">Seed is a list with a given seed points and matching_list the list with maching pairs resulted.</text:p>
      <text:p text:style-name="P4">Only the images signed in “setImagesIds” will be considered from “seed”.</text:p>
      <text:p text:style-name="P4"/>
      <text:p text:style-name="Standard">setMatchingLimits</text:p>
      <text:p text:style-name="P4">Rectangle limiting matching area in M1. Default is whole image.</text:p>
      <text:p text:style-name="Standard"/>
      <text:p text:style-name="Standard">setImagesIds</text:p>
      <text:p text:style-name="P4">Set image pair ids to be considered in seed points list.</text:p>
      <text:p text:style-name="Standard"/>
      <text:p text:style-name="Standard">setStep</text:p>
      <text:p text:style-name="P4">Set Region Growing step. Default is 3.3.</text:p>
      <text:p text:style-name="P4"/>
      <text:p text:style-name="Standard">setCorrelationThreshold</text:p>
      <text:p text:style-name="P4">Correlation threashold. Default is 0.7.</text:p>
      <text:p text:style-name="P4"/>
      <text:p text:style-name="Standard">getCoverage</text:p>
      <text:p text:style-name="P4">Reaturn the area covered by correlation. Ranges from 0 to 100 %.</text:p>
      <text:p text:style-name="Standard"/>
      <text:p text:style-name="Standard">setMinStd</text:p>
      <text:p text:style-name="P4">Set min standard deviation for correlations. See LSM and NCC manuals.</text:p>
      <text:p text:style-name="P10"/>
      <text:p text:style-name="Horizontal_20_Line"/>
      <text:p text:style-name="P7">The E-FOTO Team</text:p>
      <text:p text:style-name="P8"/>
      <text:p text:style-name="P8">Class developed by: Marcelo Teixeira Silveira</text:p>
      <text:p text:style-name="P9">Document: Marcelo Teixeira Silveira</text:p>
      <text:p text:style-name="P11">Date: 2011-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lo SIlveira</meta:initial-creator>
    <meta:creation-date>2011-10-17T15:42:10</meta:creation-date>
    <dc:date>2012-02-13T11:56:12</dc:date>
    <dc:creator>Marcelo SIlveira</dc:creator>
    <meta:editing-duration>PT00H38M53S</meta:editing-duration>
    <meta:editing-cycles>9</meta:editing-cycles>
    <meta:generator>OpenOffice.org/3.2$Unix OpenOffice.org_project/320m12$Build-9483</meta:generator>
    <meta:document-statistic meta:table-count="0" meta:image-count="0" meta:object-count="0" meta:page-count="2" meta:paragraph-count="61" meta:word-count="300" meta:character-count="2230"/>
  </office:meta>
</office:document-meta>
</file>